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top="0in" fo:margin-bottom="0in"/>
    </style:style>
    <style:style style:name="P3" style:family="paragraph" style:parent-style-name="Standard">
      <style:paragraph-properties fo:margin-top="0in" fo:margin-bottom="0in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top="0in" fo:margin-bottom="0in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in" fo:margin-bottom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margin-top="0in" fo:margin-bottom="0in"/>
      <style:text-properties fo:font-style="italic" style:font-style-asian="italic"/>
    </style:style>
    <style:style style:name="P7" style:family="paragraph" style:parent-style-name="Standard">
      <style:paragraph-properties fo:margin-top="0in" fo:margin-bottom="0in">
        <style:tab-stops>
          <style:tab-stop style:position="2.2346in"/>
        </style:tab-stops>
      </style:paragraph-properties>
    </style:style>
    <style:style style:name="P8" style:family="paragraph" style:parent-style-name="Standard">
      <style:paragraph-properties fo:margin-top="0in" fo:margin-bottom="0in"/>
      <style:text-properties style:font-name="Courier New" fo:font-size="10pt" style:font-size-asian="10pt" style:font-name-complex="Courier New1" style:font-size-complex="10pt"/>
    </style:style>
    <style:style style:name="P9" style:family="paragraph" style:parent-style-name="Standard">
      <style:paragraph-properties fo:margin-top="0in" fo:margin-bottom="0in"/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margin-top="0in" fo:margin-bottom="0in"/>
      <style:text-properties fo:font-style="italic" style:font-style-asian="italic"/>
    </style:style>
    <style:style style:name="P11" style:family="paragraph" style:parent-style-name="Standard">
      <style:paragraph-properties fo:margin-top="0in" fo:margin-bottom="0in"/>
      <style:text-properties style:font-name="Courier New" fo:font-size="10pt" style:font-size-asian="10pt" style:font-name-complex="Courier New1" style:font-size-complex="10pt"/>
    </style:style>
    <style:style style:name="P12" style:family="paragraph" style:parent-style-name="Standard">
      <style:paragraph-properties fo:margin-top="0in" fo:margin-bottom="0in" fo:line-height="100%"/>
      <style:text-properties style:font-name="Courier New" fo:font-size="10pt" style:font-size-asian="10pt" style:font-name-complex="Courier New1" style:font-size-complex="10pt"/>
    </style:style>
    <style:style style:name="P13" style:family="paragraph" style:parent-style-name="Standard">
      <style:paragraph-properties fo:margin-top="0in" fo:margin-bottom="0in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17" style:family="paragraph" style:parent-style-name="Heading_20_1">
      <style:text-properties fo:font-size="24pt" style:font-size-asian="24pt" style:font-size-complex="24pt"/>
    </style:style>
    <style:style style:name="P18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8" text:outline-level="1">ECONA ETHERNET TESTING MANUAL</text:h>
      <text:p text:style-name="P16"/>
      <text:p text:style-name="Standard"/>
      <text:p text:style-name="Standard"/>
      <text:p text:style-name="Standard"/>
      <text:p text:style-name="P15"/>
      <text:p text:style-name="P1"/>
      <text:p text:style-name="P1">Step 1: Obtaining and Installing Netperf on Host Side </text:p>
      <text:p text:style-name="Standard"/>
      <text:p text:style-name="Standard">Netperf can be obtained from http://www.netperf.org/netperf/. The version we tested was netperf 2.6.0. Once you have obtained the Netperf source </text:p>
      <text:p text:style-name="Standard">code, extract it in a temporary directory then build the binaries. The following steps can be used to accomplish </text:p>
      <text:p text:style-name="Standard">this task: </text:p>
      <text:p text:style-name="Standard">1. Download Netperf to a staging area on your Linux system </text:p>
      <text:p text:style-name="Standard">2. Unzip and untar the Netperf compressed source file </text:p>
      <text:p text:style-name="Standard">#tar -xzvf netperf-x.x.x.tar.gz, where x.x.x is the current version number. </text:p>
      <text:p text:style-name="Standard">3. Change to(open) the directory where the Netperf source files were extracted (i.e., cd netperf-x.x.x, where x.x.x </text:p>
      <text:p text:style-name="Standard">is the version number) </text:p>
      <text:p text:style-name="Standard">4. Run ./configure </text:p>
      <text:p text:style-name="Standard">5. Run make </text:p>
      <text:p text:style-name="Standard">6. Run 'make install' to install the Netperf program binaries in /usr/local/bin. Note you must </text:p>
      <text:p text:style-name="Standard">be logged in as root to write to the /usr/local/bin directory </text:p>
      <text:p text:style-name="Standard">7. Enter the following command to enable the netperf's listening server.</text:p>
      <text:p text:style-name="Standard">#netserver</text:p>
      <text:p text:style-name="Standard"/>
      <text:p text:style-name="P1">Step 2: Preperaing Netperf for the Target board </text:p>
      <text:p text:style-name="Standard">First 3 steps are same. </text:p>
      <text:p text:style-name="Standard">once extracted. cd to the netperf directory and issue the following command on terminal. <text:s text:c="2"/></text:p>
      <text:p text:style-name="Standard">./configure --host=arm-linux --prefix=/home/asic/Downloads/netperf-2.6.0/netperf_target CC=/home/asic/Desktop/Econa_SDK/20100921_cns3xxx-sdk-v1.0/cns3xxx-sdk/tools/cnstools/arm-linux-le-uclibc-gcc-4.3.3-2010.05/usr/bin/arm-linux-gcc </text:p>
      <text:p text:style-name="Standard"/>
      <text:p text:style-name="Standard">netperf and netserver files will be created in the folder netperf_target. Copy this folder in a usb flash drive and mount it on the target board. </text:p>
      <text:p text:style-name="Standard"/>
      <text:p text:style-name="P1">Step 3: Enabling the Ethernet Module of the Target Board</text:p>
      <text:p text:style-name="Standard"/>
      <text:p text:style-name="Standard">Please see the Reference Document title “<text:span text:style-name="T5">STEPS FOR ENABLING ETHERNET MODULE OF ECONA BOARD</text:span>”.</text:p>
      <text:p text:style-name="Standard"/>
      <text:p text:style-name="Standard"><text:span text:style-name="T3">Step 4 : Enabling the USB Module and </text:span><text:span text:style-name="T2">Mounting a USB Flash Drive on Target Board</text:span></text:p>
      <text:p text:style-name="P4"/>
      <text:p text:style-name="P3">Please see the Reference Document “ENABLING USB MODULE AND MOUNTING USB FLASH DRIVE ON ECONA BOARD”.</text:p>
      <text:p text:style-name="P3"/>
      <text:p text:style-name="P5">Step5 : Running Netperf</text:p>
      <text:p text:style-name="P2"/>
      <text:p text:style-name="P2">1) cd to the directory /mnt/usbdisk/netperf_target</text:p>
      <text:p text:style-name="P2">2) enter the following command to setup a listening server on the target board as well.</text:p>
      <text:p text:style-name="P2">#./netserver </text:p>
      <text:p text:style-name="P2"/>
      <text:p text:style-name="P2">Now both systems i.e the host and the target have the netperf's listening server installed. To run a <text:soft-page-break/>netperf test issue the following command in the netperf_target directory</text:p>
      <text:p text:style-name="Standard"/>
      <text:p text:style-name="Standard">To ping a networked pc/board: </text:p>
      <text:p text:style-name="Standard"/>
      <text:p text:style-name="Standard">#./netperf -H 192.168.0.xxx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2:35:49</meta:creation-date>
    <meta:generator>LibreOffice/3.5$Linux_X86_64 LibreOffice_project/350m1$Build-2</meta:generator>
    <dc:date>2012-11-29T16:34:25</dc:date>
    <meta:editing-duration>PT2H15M46S</meta:editing-duration>
    <meta:editing-cycles>16</meta:editing-cycles>
    <meta:document-statistic meta:table-count="0" meta:image-count="0" meta:object-count="0" meta:page-count="3" meta:paragraph-count="32" meta:word-count="327" meta:character-count="2223" meta:non-whitespace-character-count="1907"/>
  </office:meta>
</office:document-meta>
</file>